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6.497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35cm" fo:min-width="6.477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35cm" fo:min-width="6.48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6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6.46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6.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6.57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6.377cm"/>
      <style:paragraph-properties style:writing-mode="lr-tb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.003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1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.265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.245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.262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1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.003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1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22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23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.003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1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28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cm" fo:padding-top="0.175cm" fo:padding-bottom="0.175cm" fo:padding-left="0.3cm" fo:padding-right="0.3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23cm" fo:min-width="0cm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none"/>
      <style:paragraph-properties fo:text-align="center"/>
      <style:text-properties fo:font-size="16pt"/>
    </style:style>
    <style:style style:name="P3" style:family="paragraph">
      <style:paragraph-properties fo:text-align="start">
        <style:tab-stops/>
      </style:paragraph-properties>
      <style:text-properties fo:font-size="18pt" fo:font-weight="normal" style:font-weight-asian="normal" style:font-weight-complex="normal"/>
    </style:style>
    <style:style style:name="P4" style:family="paragraph">
      <loext:graphic-properties draw:fill="none"/>
      <style:paragraph-properties fo:text-align="start">
        <style:tab-stops/>
      </style:paragraph-properties>
      <style:text-properties fo:font-size="18pt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8pt" fo:font-weight="normal" style:font-weight-asian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6pt"/>
    </style:style>
    <style:style style:name="T3" style:family="text">
      <style:text-properties fo:font-size="16pt" style:text-underline-style="none" fo:font-weight="bold" style:font-weight-asian="bold" style:font-weight-complex="bold"/>
    </style:style>
    <style:style style:name="T4" style:family="text">
      <style:text-properties fo:font-size="18pt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997cm" svg:height="2.7cm" draw:transform="skewX (0.0392699081698724) rotate (0.00977384381116825) translate (17.647cm 1.699cm)">
          <text:p text:style-name="P1"><text:span text:style-name="T1">INTERMAGNET</text:span></text:p>
          <text:p text:style-name="P1"><text:span text:style-name="T2">Operation Committee</text:span></text:p>
          <text:p text:style-name="P1"><text:span text:style-name="T2">(OPSCOM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077cm" svg:height="1.7cm" draw:transform="skewX (0.0294960643587042) translate (17.55cm 5.2cm)">
          <text:p text:style-name="P1"><text:span text:style-name="T3">Chairman</text:span></text:p>
          <text:p text:style-name="P1"><text:span text:style-name="T2">S. Fl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7.08cm" svg:height="1.7cm" draw:transform="skewX (0.0294960643587042) translate (17.447cm 7.7cm)">
          <text:p text:style-name="P1"><text:span text:style-name="T3">Secretary</text:span></text:p>
          <text:p text:style-name="P1"><text:span text:style-name="T2">A. Lewi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7.2cm" svg:height="1.1cm" draw:transform="skewX (0.0294960643587042) translate (1.518cm 10.7cm)">
          <text:p text:style-name="P1"><text:span text:style-name="T3">Definitiv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layout" svg:width="6.967cm" svg:height="1.5cm" draw:transform="skewX (0.0294960643587042) translate (9.544cm 10.7cm)">
          <text:p text:style-name="P1"><text:span text:style-name="T3">Technical Manual &amp; Document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7.1cm" svg:height="1.5cm" draw:transform="skewX (0.0294960643587042) translate (17.421cm 10.8cm)">
          <text:p text:style-name="P1"><text:span text:style-name="T3">IMO</text:span></text:p>
          <text:p text:style-name="P1"><text:span text:style-name="T3"><text:s/></text:span><text:span text:style-name="T3">Applications/Standards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7.077cm" svg:height="1.5cm" draw:transform="skewX (0.0294960643587042) translate (25.544cm 10.8cm)">
          <text:p text:style-name="P1"><text:span text:style-name="T3">WWW/GIN &amp; Data Format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6.877cm" svg:height="1.5cm" draw:transform="skewX (0.0294960643587042) translate (33.544cm 10.8cm)">
          <text:p text:style-name="P1"><text:span text:style-name="T3">Instrumentation &amp; Data Acq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" draw:id="id9">
          <draw:custom-shape draw:style-name="gr9" draw:text-style-name="P4" draw:layer="layout" svg:width="6.603cm" svg:height="1.1cm" draw:transform="skewX (0.0294960643587042) translate (1.818cm 19.7cm)">
            <text:p text:style-name="P3"><text:span text:style-name="T4">A. Lewis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6.581cm" svg:height="1.1cm" draw:transform="skewX (0.0317649923862968) translate (1.838cm 13.1cm)">
            <text:p text:style-name="P3"><text:span text:style-name="T4">J. Reda (Chair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584cm" svg:height="1.1cm" draw:transform="skewX (0.0317649923862968) translate (1.835cm 14.2cm)">
            <text:p text:style-name="P3"><text:span text:style-name="T4">C. Blais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584cm" svg:height="1.1cm" draw:transform="skewX (0.0317649923862968) translate (1.835cm 16.4cm)">
            <text:p text:style-name="P3"><text:span text:style-name="T4">B. Heumez (D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584cm" svg:height="1.1cm" draw:transform="skewX (0.0317649923862968) translate (1.835cm 17.5cm)">
            <text:p text:style-name="P3"><text:span text:style-name="T4">S. Khomutov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584cm" svg:height="1.1cm" draw:transform="skewX (0.0317649923862968) translate (1.835cm 18.6cm)">
            <text:p text:style-name="P3"><text:span text:style-name="T4">R. Leonhardt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6cm" svg:height="1.1cm" draw:transform="skewX (0.0317649923862968) translate (1.819cm 20.8cm)">
            <text:p text:style-name="P3"><text:span text:style-name="T4">V. Maury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6cm" svg:height="1.1cm" draw:transform="skewX (0.0317649923862968) translate (1.819cm 15.3cm)">
            <text:p text:style-name="P3"><text:span text:style-name="T4">S. Flower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6cm" svg:height="1.1cm" draw:transform="skewX (0.0317649923862968) translate (1.819cm 21.9cm)">
            <text:p text:style-name="P3"><text:span text:style-name="T4">A. Morschhauser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6cm" svg:height="1.1cm" draw:transform="skewX (0.0317649923862968) translate (1.819cm 23cm)">
            <text:p text:style-name="P3"><text:span text:style-name="T4">T. Raita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6cm" svg:height="1.1cm" draw:transform="skewX (0.0317649923862968) translate (1.819cm 24.1cm)">
            <text:p text:style-name="P3"><text:span text:style-name="T4">H. Toh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0" draw:id="id10">
          <draw:custom-shape draw:style-name="gr13" draw:text-style-name="P4" draw:layer="layout" svg:width="6.865cm" svg:height="1.1cm" draw:transform="skewX (0.0300196631343025) translate (9.535cm 14.2cm)">
            <text:p text:style-name="P3"><text:span text:style-name="T4">S. Bracke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6.845cm" svg:height="1.1cm" draw:transform="skewX (0.032637657012294) translate (9.553cm 13.1cm)">
            <text:p text:style-name="P3"><text:span text:style-name="T4">B. St-Louis (Chair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6.862cm" svg:height="1.1cm" draw:transform="skewX (0.032637657012294) translate (9.536cm 15.3cm)">
            <text:p text:style-name="P3"><text:span text:style-name="T4">A. Lewis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6.862cm" svg:height="1.1cm" draw:transform="skewX (0.032637657012294) translate (9.536cm 16.4cm)">
            <text:p text:style-name="P3"><text:span text:style-name="T4">J. Matska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6.862cm" svg:height="1.1cm" draw:transform="skewX (0.032637657012294) translate (9.536cm 17.5cm)">
            <text:p text:style-name="P5"><text:span text:style-name="T4">H. Toh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6.862cm" svg:height="1.1cm" draw:transform="skewX (0.032637657012294) translate (9.536cm 18.6cm)">
            <text:p text:style-name="P3"><text:span text:style-name="T4">C. Turbitt (D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" draw:id="id11">
          <draw:custom-shape draw:style-name="gr9" draw:text-style-name="P4" draw:layer="layout" svg:width="6.603cm" svg:height="1.1cm" draw:transform="skewX (0.0294960643587042) translate (17.618cm 19.7cm)">
            <text:p text:style-name="P5"><text:span text:style-name="T4">T. Raita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6.581cm" svg:height="1.1cm" draw:transform="skewX (0.0317649923862968) translate (17.638cm 13.1cm)">
            <text:p text:style-name="P5"><text:span text:style-name="T4">C. Turbitt (Chair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584cm" svg:height="1.1cm" draw:transform="skewX (0.0317649923862968) translate (17.635cm 14.2cm)">
            <text:p text:style-name="P5"><text:span text:style-name="T4">B. Heumez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584cm" svg:height="1.1cm" draw:transform="skewX (0.0317649923862968) translate (17.635cm 16.4cm)">
            <text:p text:style-name="P5"><text:span text:style-name="T4">A. Lewis (D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584cm" svg:height="1.1cm" draw:transform="skewX (0.0317649923862968) translate (17.635cm 17.5cm)">
            <text:p text:style-name="P5"><text:span text:style-name="T4">J. Matska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584cm" svg:height="1.1cm" draw:transform="skewX (0.0317649923862968) translate (17.635cm 18.6cm)">
            <text:p text:style-name="P5"><text:span text:style-name="T4">V. Maury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6cm" svg:height="1.1cm" draw:transform="skewX (0.0317649923862968) translate (17.619cm 20.8cm)">
            <text:p text:style-name="P3"><text:span text:style-name="T4">B. St-Louis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6cm" svg:height="1.1cm" draw:transform="skewX (0.0317649923862968) translate (17.619cm 15.3cm)">
            <text:p text:style-name="P5"><text:span text:style-name="T4">S. Khomutov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2" draw:id="id12">
          <draw:custom-shape draw:style-name="gr17" draw:text-style-name="P6" draw:layer="layout" svg:width="6.603cm" svg:height="1.1cm" draw:transform="skewX (0.0294960643587042) translate (25.718cm 19.7cm)">
            <text:p text:style-name="P5"><text:span text:style-name="T4">J. Reda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6.581cm" svg:height="1.1cm" draw:transform="skewX (0.0317649923862968) translate (25.738cm 13.1cm)">
            <text:p text:style-name="P5"><text:span text:style-name="T4">C. Blais (Chair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6.584cm" svg:height="1.1cm" draw:transform="skewX (0.0317649923862968) translate (25.735cm 14.2cm)">
            <text:p text:style-name="P5"><text:span text:style-name="T4">S. Bracke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6.584cm" svg:height="1.1cm" draw:transform="skewX (0.0317649923862968) translate (25.735cm 16.4cm)">
            <text:p text:style-name="P5"><text:span text:style-name="T4">R. Leonhardt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6.584cm" svg:height="1.1cm" draw:transform="skewX (0.0317649923862968) translate (25.735cm 17.5cm)">
            <text:p text:style-name="P5"><text:span text:style-name="T4">V. Maury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6" draw:layer="layout" svg:width="6.584cm" svg:height="1.1cm" draw:transform="skewX (0.0317649923862968) translate (25.735cm 18.6cm)">
            <text:p text:style-name="P5"><text:span text:style-name="T4">A. Morschhauser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6cm" svg:height="1.1cm" draw:transform="skewX (0.0317649923862968) translate (25.719cm 20.8cm)">
            <text:p text:style-name="P5"><text:span text:style-name="T4">H. Toh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6.6cm" svg:height="1.1cm" draw:transform="skewX (0.0317649923862968) translate (25.719cm 15.3cm)">
            <text:p text:style-name="P5"><text:span text:style-name="T4">S. Flower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3" draw:id="id13">
          <draw:custom-shape draw:style-name="gr24" draw:text-style-name="P6" draw:layer="layout" svg:width="6.603cm" svg:height="1.1cm" draw:transform="skewX (0.0294960643587042) translate (33.618cm 19.7cm)">
            <text:p text:style-name="P5"><text:span text:style-name="T4">C. Turbitt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yout" svg:width="6.581cm" svg:height="1.1cm" draw:transform="skewX (0.0317649923862968) translate (33.638cm 13.1cm)">
            <text:p text:style-name="P5"><text:span text:style-name="T4"><text:s text:c="11"/></text:span><text:span text:style-name="T4">(Chair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6" draw:layer="layout" svg:width="6.584cm" svg:height="1.1cm" draw:transform="skewX (0.0317649923862968) translate (33.635cm 14.2cm)">
            <text:p text:style-name="P5"><text:span text:style-name="T4">B. Heumez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6.584cm" svg:height="1.1cm" draw:transform="skewX (0.0317649923862968) translate (33.635cm 16.4cm)">
            <text:p text:style-name="P5"><text:span text:style-name="T4">J. Matska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6" draw:layer="layout" svg:width="6.584cm" svg:height="1.1cm" draw:transform="skewX (0.0317649923862968) translate (33.635cm 17.5cm)">
            <text:p text:style-name="P5"><text:span text:style-name="T4">A. Morschhauser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6" draw:layer="layout" svg:width="6.584cm" svg:height="1.1cm" draw:transform="skewX (0.0317649923862968) translate (33.635cm 18.6cm)">
            <text:p text:style-name="P5"><text:span text:style-name="T4">B. St-Louis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6" draw:layer="layout" svg:width="6.6cm" svg:height="1.1cm" draw:transform="skewX (0.0317649923862968) translate (33.619cm 15.3cm)">
            <text:p text:style-name="P5"><text:span text:style-name="T4">S. Khomutov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1" draw:text-style-name="P7" draw:layer="layout" draw:type="line" svg:x1="21.065cm" svg:y1="4.366cm" svg:x2="21.089cm" svg:y2="5.2cm" draw:start-shape="id1" draw:start-glue-point="2" draw:end-shape="id2" draw:end-glue-point="0" svg:d="M21065 4366l24 834" svg:viewBox="0 0 25 835">
          <text:p/>
        </draw:connector>
        <draw:connector draw:style-name="gr31" draw:text-style-name="P7" draw:layer="layout" draw:type="line" svg:x1="21.036cm" svg:y1="6.9cm" svg:x2="20.988cm" svg:y2="7.7cm" draw:start-shape="id2" draw:start-glue-point="2" draw:end-shape="id3" draw:end-glue-point="0" svg:d="M21036 6900l-48 800" svg:viewBox="0 0 49 801">
          <text:p/>
        </draw:connector>
        <draw:connector draw:style-name="gr32" draw:text-style-name="P8" draw:layer="layout" svg:x1="5.118cm" svg:y1="10.7cm" svg:x2="20.935cm" svg:y2="9.4cm" draw:start-shape="id4" draw:start-glue-point="0" draw:end-shape="id3" draw:end-glue-point="2" svg:d="M5118 10700v-625h15817v-675" svg:viewBox="0 0 15818 1301">
          <text:p/>
        </draw:connector>
        <draw:connector draw:style-name="gr32" draw:text-style-name="P8" draw:layer="layout" draw:line-skew="0.025cm" svg:x1="13.027cm" svg:y1="10.7cm" svg:x2="20.935cm" svg:y2="9.4cm" draw:start-shape="id5" draw:start-glue-point="0" draw:end-shape="id3" draw:end-glue-point="2" svg:d="M13027 10700v-600h7908v-700" svg:viewBox="0 0 7909 1301">
          <text:p/>
        </draw:connector>
        <draw:connector draw:style-name="gr32" draw:text-style-name="P8" draw:layer="layout" svg:x1="20.935cm" svg:y1="9.4cm" svg:x2="20.971cm" svg:y2="10.8cm" draw:start-shape="id3" draw:start-glue-point="2" draw:end-shape="id6" draw:end-glue-point="0" svg:d="M20935 9400v725h36v675" svg:viewBox="0 0 37 1401">
          <text:p/>
        </draw:connector>
        <draw:connector draw:style-name="gr32" draw:text-style-name="P8" draw:layer="layout" svg:x1="20.935cm" svg:y1="9.4cm" svg:x2="29.082cm" svg:y2="10.8cm" draw:start-shape="id3" draw:start-glue-point="2" draw:end-shape="id7" draw:end-glue-point="0" svg:d="M20935 9400v725h8147v675" svg:viewBox="0 0 8148 1401">
          <text:p/>
        </draw:connector>
        <draw:connector draw:style-name="gr32" draw:text-style-name="P8" draw:layer="layout" svg:x1="20.935cm" svg:y1="9.4cm" svg:x2="36.982cm" svg:y2="10.8cm" draw:start-shape="id3" draw:start-glue-point="2" draw:end-shape="id8" draw:end-glue-point="0" svg:d="M20935 9400v725h16047v675" svg:viewBox="0 0 16048 1401">
          <text:p/>
        </draw:connector>
        <draw:connector draw:style-name="gr31" draw:text-style-name="P7" draw:layer="layout" draw:type="line" svg:x1="5.086cm" svg:y1="11.8cm" svg:x2="5.102cm" svg:y2="13.1cm" draw:start-shape="id4" draw:start-glue-point="2" draw:end-shape="id9" draw:end-glue-point="0" svg:d="M5086 11800l16 1300" svg:viewBox="0 0 17 1301">
          <text:p/>
        </draw:connector>
        <draw:connector draw:style-name="gr31" draw:text-style-name="P7" draw:layer="layout" draw:type="line" svg:x1="12.983cm" svg:y1="12.2cm" svg:x2="12.95cm" svg:y2="13.1cm" draw:start-shape="id5" draw:start-glue-point="2" draw:end-shape="id10" draw:end-glue-point="0" svg:d="M12983 12200l-33 900" svg:viewBox="0 0 34 901">
          <text:p/>
        </draw:connector>
        <draw:connector draw:style-name="gr31" draw:text-style-name="P7" draw:layer="layout" draw:type="line" svg:x1="20.927cm" svg:y1="12.3cm" svg:x2="20.902cm" svg:y2="13.1cm" draw:start-shape="id6" draw:start-glue-point="2" draw:end-shape="id11" draw:end-glue-point="0" svg:d="M20927 12300l-25 800" svg:viewBox="0 0 26 801">
          <text:p/>
        </draw:connector>
        <draw:connector draw:style-name="gr31" draw:text-style-name="P7" draw:layer="layout" draw:type="line" svg:x1="29.038cm" svg:y1="12.3cm" svg:x2="29.002cm" svg:y2="13.1cm" draw:start-shape="id7" draw:start-glue-point="2" draw:end-shape="id12" draw:end-glue-point="0" svg:d="M29038 12300l-36 800" svg:viewBox="0 0 37 801">
          <text:p/>
        </draw:connector>
        <draw:connector draw:style-name="gr31" draw:text-style-name="P7" draw:layer="layout" draw:type="line" svg:x1="36.938cm" svg:y1="12.3cm" svg:x2="36.902cm" svg:y2="13.1cm" draw:start-shape="id8" draw:start-glue-point="2" draw:end-shape="id13" draw:end-glue-point="0" svg:d="M36938 12300l-36 800" svg:viewBox="0 0 37 801">
          <text:p/>
        </draw:connector>
        <draw:frame draw:style-name="gr33" draw:text-style-name="P10" draw:layer="layout" svg:width="21.616cm" svg:height="1.273cm" svg:x="18.184cm" svg:y="23.327cm">
          <draw:text-box>
            <text:p text:style-name="P9"><text:span text:style-name="T5">(D)- Deputy Chair; </text:span><text:span text:style-name="T5">(P) – Primary </text:span><text:span text:style-name="T5">Affiliation; and (S) – </text:span><text:span text:style-name="T5">Secondary </text:span>Affilia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4:07:17.832447814</meta:creation-date>
    <meta:editing-cycles>8</meta:editing-cycles>
    <meta:editing-duration>PT34M13S</meta:editing-duration>
    <dc:date>2023-10-26T16:12:53.598398825</dc:date>
    <meta:generator>LibreOffice/7.3.7.2$Linux_X86_64 LibreOffice_project/30$Build-2</meta:generator>
    <meta:document-statistic meta:object-count="66"/>
  </office:meta>
</office:document-meta>
</file>